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cm" fo:min-width="5.3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5.40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1cm" fo:min-width="3.39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1cm" fo:min-width="2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8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9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3" draw:id="id3" draw:layer="layout" svg:width="6.5cm" svg:height="1.5cm" svg:x="7.25cm" svg:y="2.6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9.7cm" svg:height="1cm" svg:x="5.65cm" svg:y="5.3cm">
          <text:p text:style-name="P1"><text:span text:style-name="T1">piš (“Zadej počet kilometru: “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5" draw:id="id5" draw:layer="layout" svg:width="6.4cm" svg:height="1cm" svg:x="7.3cm" svg:y="7.3cm">
          <text:p text:style-name="P1"><text:span text:style-name="T1">čti k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1" draw:id="id1" draw:layer="layout" svg:width="5.5cm" svg:height="2.7cm" svg:x="7.75cm" svg:y="9.3cm">
          <text:p text:style-name="P1"><text:span text:style-name="T1">km&gt;=0 &amp;&amp; km&lt;=1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3.25cm" svg:y1="10.65cm" svg:x2="18.35cm" svg:y2="11.8cm" draw:start-shape="id1" draw:start-glue-point="7" draw:end-shape="id2" draw:end-glue-point="4" svg:d="M13250 10650h5100v1150" svg:viewBox="0 0 5101 1151">
          <text:p/>
        </draw:connector>
        <draw:connector draw:style-name="gr5" draw:text-style-name="P1" draw:layer="layout" draw:type="line" svg:x1="10.5cm" svg:y1="4.1cm" svg:x2="10.5cm" svg:y2="5.3cm" draw:start-shape="id3" draw:start-glue-point="6" draw:end-shape="id4" draw:end-glue-point="5" svg:d="M10500 4100v1200" svg:viewBox="0 0 1 1201">
          <text:p/>
        </draw:connector>
        <draw:connector draw:style-name="gr5" draw:text-style-name="P1" draw:layer="layout" draw:type="line" svg:x1="10.5cm" svg:y1="6.3cm" svg:x2="10.5cm" svg:y2="7.3cm" draw:start-shape="id4" draw:start-glue-point="8" draw:end-shape="id5" draw:end-glue-point="5" svg:d="M10500 6300v1000" svg:viewBox="0 0 1 1001">
          <text:p/>
        </draw:connector>
        <draw:connector draw:style-name="gr5" draw:text-style-name="P1" draw:layer="layout" draw:type="line" svg:x1="10.5cm" svg:y1="8.3cm" svg:x2="10.5cm" svg:y2="9.3cm" draw:start-shape="id5" draw:start-glue-point="8" draw:end-shape="id1" draw:end-glue-point="4" svg:d="M10500 8300v1000" svg:viewBox="0 0 1 1001">
          <text:p/>
        </draw:connector>
        <draw:frame draw:style-name="gr6" draw:text-style-name="P3" draw:layer="layout" svg:width="1.5cm" svg:height="0.725cm" svg:x="13.5cm" svg:y="9.7cm">
          <draw:text-box>
            <text:p text:style-name="P1"><text:span text:style-name="T2">ANO</text:span></text:p>
          </draw:text-box>
        </draw:frame>
        <draw:frame draw:style-name="gr6" draw:text-style-name="P3" draw:layer="layout" svg:width="1.1cm" svg:height="0.725cm" svg:x="9.2cm" svg:y="12.375cm">
          <draw:text-box>
            <text:p text:style-name="P1"><text:span text:style-name="T2">NE</text:span></text:p>
          </draw:text-box>
        </draw:frame>
        <draw:custom-shape draw:style-name="gr1" draw:text-style-name="P1" xml:id="id7" draw:id="id7" draw:layer="layout" svg:width="6.5cm" svg:height="1.5cm" svg:x="7.25cm" svg:y="26.6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1" draw:layer="layout" draw:type="line" svg:x1="10.5cm" svg:y1="26cm" svg:x2="10.5cm" svg:y2="26.6cm" draw:start-shape="id6" draw:start-glue-point="8" draw:end-shape="id7" draw:end-glue-point="4" svg:d="M10500 26000v600" svg:viewBox="0 0 1 601">
          <text:p/>
        </draw:connector>
        <draw:connector draw:style-name="gr5" draw:text-style-name="P1" draw:layer="layout" draw:type="line" svg:x1="10.5cm" svg:y1="12cm" svg:x2="10.5cm" svg:y2="13cm" draw:start-shape="id1" draw:start-glue-point="6" draw:end-shape="id8" draw:end-glue-point="4" svg:d="M10500 12000v1000" svg:viewBox="0 0 1 1001">
          <text:p/>
        </draw:connector>
        <draw:custom-shape draw:style-name="gr7" draw:text-style-name="P2" xml:id="id2" draw:id="id2" draw:layer="layout" svg:width="3.3cm" svg:height="1cm" svg:x="16.7cm" svg:y="11.8cm">
          <text:p text:style-name="P1"><text:span text:style-name="T1">cena=km*5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9" draw:id="id9" draw:layer="layout" svg:width="5.5cm" svg:height="2.7cm" svg:x="7.75cm" svg:y="16.6cm">
          <text:p text:style-name="P1"><text:span text:style-name="T1">km&gt;50 &amp;&amp; km&lt;=1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8" draw:id="id8" draw:layer="layout" svg:width="5.5cm" svg:height="2.7cm" svg:x="7.75cm" svg:y="13cm">
          <text:p text:style-name="P1"><text:span text:style-name="T1">km&gt;10 &amp;&amp; km&lt;=5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1cm" svg:height="0.725cm" svg:x="9.2cm" svg:y="15.7cm">
          <draw:text-box>
            <text:p text:style-name="P1"><text:span text:style-name="T2">NE</text:span></text:p>
          </draw:text-box>
        </draw:frame>
        <draw:connector draw:style-name="gr5" draw:text-style-name="P1" draw:layer="layout" draw:type="line" svg:x1="10.5cm" svg:y1="15.7cm" svg:x2="10.5cm" svg:y2="16.6cm" draw:start-shape="id8" draw:start-glue-point="6" draw:end-shape="id9" draw:end-glue-point="4" svg:d="M10500 15700v900" svg:viewBox="0 0 1 901">
          <text:p/>
        </draw:connector>
        <draw:custom-shape draw:style-name="gr4" draw:text-style-name="P2" xml:id="id10" draw:id="id10" draw:layer="layout" svg:width="5.5cm" svg:height="2.7cm" svg:x="7.75cm" svg:y="20.1cm">
          <text:p text:style-name="P1"><text:span text:style-name="T1">km&gt;10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1cm" svg:height="0.725cm" svg:x="9.2cm" svg:y="19.4cm">
          <draw:text-box>
            <text:p text:style-name="P1"><text:span text:style-name="T2">NE</text:span></text:p>
          </draw:text-box>
        </draw:frame>
        <draw:connector draw:style-name="gr5" draw:text-style-name="P1" draw:layer="layout" draw:type="line" svg:x1="10.5cm" svg:y1="19.3cm" svg:x2="10.5cm" svg:y2="20.1cm" draw:start-shape="id9" draw:start-glue-point="6" draw:end-shape="id10" draw:end-glue-point="4" svg:d="M10500 19300v800" svg:viewBox="0 0 1 801">
          <text:p/>
        </draw:connector>
        <draw:custom-shape draw:style-name="gr2" draw:text-style-name="P2" xml:id="id6" draw:id="id6" draw:layer="layout" svg:width="9.7cm" svg:height="1cm" svg:x="5.65cm" svg:y="25cm">
          <text:p text:style-name="P1"><text:span text:style-name="T1">piš (cena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xml:id="id14" draw:id="id14" draw:layer="layout" draw:type="line" svg:x1="10.5cm" svg:y1="22.8cm" svg:x2="10.5cm" svg:y2="25cm" draw:start-shape="id10" draw:start-glue-point="6" draw:end-shape="id6" draw:end-glue-point="5" svg:d="M10500 22800v2200" svg:viewBox="0 0 1 2201">
          <text:p/>
        </draw:connector>
        <draw:connector draw:style-name="gr5" draw:text-style-name="P1" draw:layer="layout" svg:x1="13.25cm" svg:y1="14.35cm" svg:x2="15.85cm" svg:y2="15.3cm" draw:start-shape="id8" draw:start-glue-point="7" draw:end-shape="id11" draw:end-glue-point="4" svg:d="M13250 14350h2600v950" svg:viewBox="0 0 2601 951">
          <text:p/>
        </draw:connector>
        <draw:frame draw:style-name="gr6" draw:text-style-name="P3" draw:layer="layout" svg:width="1.5cm" svg:height="0.725cm" svg:x="13.5cm" svg:y="13.5cm">
          <draw:text-box>
            <text:p text:style-name="P1"><text:span text:style-name="T2">ANO</text:span></text:p>
          </draw:text-box>
        </draw:frame>
        <draw:custom-shape draw:style-name="gr7" draw:text-style-name="P2" xml:id="id11" draw:id="id11" draw:layer="layout" svg:width="3.3cm" svg:height="1cm" svg:x="14.2cm" svg:y="15.3cm">
          <text:p text:style-name="P1"><text:span text:style-name="T1">cena=km*45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7.75cm" svg:y1="17.95cm" svg:x2="2.775cm" svg:y2="19cm" draw:start-shape="id9" draw:start-glue-point="5" draw:end-shape="id12" draw:end-glue-point="4" svg:d="M7750 17950h-4975v1050" svg:viewBox="0 0 4976 1051">
          <text:p/>
        </draw:connector>
        <draw:frame draw:style-name="gr6" draw:text-style-name="P3" draw:layer="layout" svg:width="1.5cm" svg:height="0.725cm" svg:x="5.6cm" svg:y="16.975cm">
          <draw:text-box>
            <text:p text:style-name="P1"><text:span text:style-name="T2">ANO</text:span></text:p>
          </draw:text-box>
        </draw:frame>
        <draw:custom-shape draw:style-name="gr8" draw:text-style-name="P2" xml:id="id12" draw:id="id12" draw:layer="layout" svg:width="3.45cm" svg:height="1cm" svg:x="1.05cm" svg:y="19cm">
          <text:p text:style-name="P1"><text:span text:style-name="T1">cena=km*40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7.75cm" svg:y1="21.45cm" svg:x2="5.925cm" svg:y2="22.1cm" draw:start-shape="id10" draw:start-glue-point="5" draw:end-shape="id13" draw:end-glue-point="4" svg:d="M7750 21450h-1825v650" svg:viewBox="0 0 1826 651">
          <text:p/>
        </draw:connector>
        <draw:frame draw:style-name="gr6" draw:text-style-name="P3" draw:layer="layout" svg:width="1.5cm" svg:height="0.725cm" svg:x="6.2cm" svg:y="20.5cm">
          <draw:text-box>
            <text:p text:style-name="P1"><text:span text:style-name="T2">ANO</text:span></text:p>
          </draw:text-box>
        </draw:frame>
        <draw:custom-shape draw:style-name="gr9" draw:text-style-name="P2" xml:id="id13" draw:id="id13" draw:layer="layout" svg:width="3.25cm" svg:height="1cm" svg:x="4.3cm" svg:y="22.1cm">
          <text:p text:style-name="P1"><text:span text:style-name="T1">cena=km*35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5.925cm" svg:y1="23.1cm" svg:x2="10.5cm" svg:y2="23.9cm" draw:start-shape="id13" draw:start-glue-point="6" draw:end-shape="id14" draw:end-glue-point="0" svg:d="M5925 23100v800h4575" svg:viewBox="0 0 4576 801">
          <text:p/>
        </draw:connector>
        <draw:connector draw:style-name="gr5" draw:text-style-name="P1" draw:layer="layout" draw:line-skew="1.918cm" svg:x1="2.775cm" svg:y1="20cm" svg:x2="10.425cm" svg:y2="24.281cm" draw:start-shape="id12" draw:start-glue-point="6" svg:d="M2775 20000v4310h7650v-29" svg:viewBox="0 0 7651 4311">
          <text:p/>
        </draw:connector>
        <draw:connector draw:style-name="gr5" draw:text-style-name="P1" draw:layer="layout" draw:line-skew="3.351cm" svg:x1="15.85cm" svg:y1="16.3cm" svg:x2="10.504cm" svg:y2="23.495cm" draw:start-shape="id11" draw:start-glue-point="6" svg:d="M15850 16300v7200h-5346v-5" svg:viewBox="0 0 5347 7201">
          <text:p/>
        </draw:connector>
        <draw:connector draw:style-name="gr5" draw:text-style-name="P1" draw:layer="layout" draw:line-skew="5.431cm" svg:x1="18.35cm" svg:y1="12.8cm" svg:x2="10.768cm" svg:y2="24.236cm" draw:start-shape="id2" draw:start-glue-point="6" svg:d="M18350 12800v11400h-7582v36" svg:viewBox="0 0 7583 114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8:35:13.281000000</meta:creation-date>
    <dc:date>2015-01-11T18:04:06.636000000</dc:date>
    <meta:editing-duration>PT2H34M9S</meta:editing-duration>
    <meta:editing-cycles>12</meta:editing-cycles>
    <meta:generator>LibreOffice/4.3.4.1$Windows_x86 LibreOffice_project/bc356b2f991740509f321d70e4512a6a54c5f243</meta:generator>
    <meta:document-statistic meta:object-count="36"/>
  </office:meta>
</office:document-meta>
</file>